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3ac" officeooo:paragraph-rsid="001e73ac"/>
    </style:style>
    <style:style style:name="P2" style:family="paragraph" style:parent-style-name="Standard">
      <style:paragraph-properties fo:line-height="150%"/>
      <style:text-properties officeooo:rsid="001e73ac" officeooo:paragraph-rsid="001e73ac"/>
    </style:style>
    <style:style style:name="P3" style:family="paragraph" style:parent-style-name="Standard">
      <style:paragraph-properties fo:line-height="150%"/>
      <style:text-properties officeooo:rsid="001e73ac" officeooo:paragraph-rsid="001f32aa"/>
    </style:style>
    <style:style style:name="P4" style:family="paragraph" style:parent-style-name="Standard">
      <style:paragraph-properties fo:line-height="150%"/>
      <style:text-properties officeooo:rsid="001f32aa" officeooo:paragraph-rsid="001f32aa"/>
    </style:style>
    <style:style style:name="P5" style:family="paragraph" style:parent-style-name="Standard">
      <style:text-properties officeooo:rsid="001f6b29" officeooo:paragraph-rsid="001f6b29"/>
    </style:style>
    <style:style style:name="P6" style:family="paragraph" style:parent-style-name="Text_20_body">
      <style:text-properties officeooo:paragraph-rsid="001f32aa"/>
    </style:style>
    <style:style style:name="P7" style:family="paragraph" style:parent-style-name="Text_20_body">
      <style:text-properties officeooo:rsid="001f6b29" officeooo:paragraph-rsid="001f6b29"/>
    </style:style>
    <style:style style:name="P8" style:family="paragraph" style:parent-style-name="Text_20_body">
      <style:text-properties officeooo:rsid="00214767" officeooo:paragraph-rsid="00214767"/>
    </style:style>
    <style:style style:name="P9" style:family="paragraph" style:parent-style-name="Text_20_body">
      <style:text-properties officeooo:rsid="0022dbc2" officeooo:paragraph-rsid="0022dbc2"/>
    </style:style>
    <style:style style:name="P10" style:family="paragraph" style:parent-style-name="Text_20_body" style:list-style-name="L1">
      <style:text-properties officeooo:rsid="0022dbc2" officeooo:paragraph-rsid="0022dbc2"/>
    </style:style>
    <style:style style:name="P11" style:family="paragraph" style:parent-style-name="Text_20_body">
      <style:text-properties officeooo:rsid="00248c7d" officeooo:paragraph-rsid="00248c7d"/>
    </style:style>
    <style:style style:name="P12" style:family="paragraph" style:parent-style-name="Text_20_body" style:list-style-name="L2">
      <style:text-properties officeooo:rsid="00248c7d" officeooo:paragraph-rsid="00248c7d"/>
    </style:style>
    <style:style style:name="T1" style:family="text">
      <style:text-properties officeooo:rsid="001f32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y guide #2: SYNTAX</text:p>
      <text:p text:style-name="P1"/>
      <text:p text:style-name="P5">Section 1: ENVIRONMENT VARIABLES</text:p>
      <text:p text:style-name="P1"/>
      <text:p text:style-name="P2">What is the syntax for changing to the current users home directory using a ~ ? <text:s/>cd ~ (tildy)</text:p>
      <text:p text:style-name="P2">Syntax used to call on a variable: </text:p>
      <text:p text:style-name="P2">echo $VARIABLE (PATH, USER, HISTFILESIZE, ect.)</text:p>
      <text:p text:style-name="P2">What command will allow the user to view all variables at once? env</text:p>
      <text:p text:style-name="P2">What command does essentially the same thing as env only it displays the variables in alphabetical order? set</text:p>
      <text:p text:style-name="P3">To <text:span text:style-name="T1">change a variable:</text:span></text:p>
      <text:p text:style-name="P3"><text:s/>PATH=$PATH:/var/opt </text:p>
      <text:p text:style-name="P3"><text:span text:style-name="T1">(note!: no spaces! ALWAYS append with a colon when changing PATH variable or your WHOLE PATH will be replaced with just /var/opt and don't tell me not to tell you what to do I know you're thinking it)</text:span></text:p>
      <text:p text:style-name="P4">To make new variable available to all users: export path</text:p>
      <text:p text:style-name="P6">How do you keep the changes to the new variable so that the variable is not reset when the OS is rebooted? </text:p>
      <text:p text:style-name="P6">Edit the .bash_profile (syntax: vim .bash_profile then go to end of current path and append :/var/opt <text:span text:style-name="T1">then vim /etc/profile)</text:span></text:p>
      <text:p text:style-name="P6"/>
      <text:p text:style-name="P7">Section 2: USER DEFINED VARIABLES</text:p>
      <text:p text:style-name="P7"/>
      <text:p text:style-name="P7">How does a user create their own variable? </text:p>
      <text:p text:style-name="P7">(Syntax: VARIABLE=value) AWESOME=ChwehMinho</text:p>
      <text:p text:style-name="P7">How to make new variable available to all users? Export AWESOME</text:p>
      <text:p text:style-name="P7"/>
      <text:p text:style-name="P7">Section 3: GLOBBING </text:p>
      <text:p text:style-name="P8">Common globbing syntax uses the ___ command: </text:p>
      <text:p text:style-name="P8">ls (note!: EVERYTHING is case sensitive. Even in brackets you must specify lower or upper case letters)</text:p>
      <text:p text:style-name="P8"/>
      <text:p text:style-name="P8">Section 3: QUOTING</text:p>
      <text:p text:style-name="P8"><text:soft-page-break/>Syntax for quoting (hard and soft quotes) : echo “ username is $USER” OR ‘echo \$USER owes me $500000000000’</text:p>
      <text:p text:style-name="P8"/>
      <text:p text:style-name="P8">Section 4: MAN</text:p>
      <text:p text:style-name="P8"/>
      <text:p text:style-name="P9">Syntax for man, apropos, and whatis: </text:p>
      <text:p text:style-name="P9">man cd, ls, cut, echo, ect.</text:p>
      <text:p text:style-name="P9">apropos man</text:p>
      <text:p text:style-name="P9">whatis passwd</text:p>
      <text:p text:style-name="P9"/>
      <text:p text:style-name="P9">Section 5: FILES AND DIRECTORIES</text:p>
      <text:p text:style-name="P9"/>
      <text:p text:style-name="P9">To change directories to home directory: cd </text:p>
      <text:p text:style-name="P9">To go up one directory: cd ..</text:p>
      <text:p text:style-name="P9">To go up two directories: cd ../..</text:p>
      <text:p text:style-name="P9">To print your working directory: pwd</text:p>
      <text:p text:style-name="P9">To list the contents of a directory: ls</text:p>
      <text:p text:style-name="P9">ls flags:</text:p>
      <text:list xml:id="list1291863641452150747" text:style-name="L1">
        <text:list-item>
          <text:p text:style-name="P10">-a – shows all files and foulders including hidden ones</text:p>
        </text:list-item>
        <text:list-item>
          <text:p text:style-name="P10">- l – shows long list including owner, group, creation date, name, location, and permission string</text:p>
        </text:list-item>
        <text:list-item>
          <text:p text:style-name="P10">- r – displays contents of current directories and subdirectories</text:p>
        </text:list-item>
      </text:list>
      <text:p text:style-name="P9">Syntax to copy a file or folder: cp -r fouldername.txt</text:p>
      <text:p text:style-name="P11">cp command flags:</text:p>
      <text:list xml:id="list9109097948068814610" text:style-name="L2">
        <text:list-item>
          <text:p text:style-name="P12">- f- forces the system to overwrite without asking permissions</text:p>
        </text:list-item>
        <text:list-item>
          <text:p text:style-name="P12">-i – will ask before overriding </text:p>
        </text:list-item>
        <text:list-item>
          <text:p text:style-name="P12">-p – preserves original file ownership</text:p>
        </text:list-item>
        <text:list-item>
          <text:p text:style-name="P12">-r – recursively copies all directories and subdirectories</text:p>
        </text:list-item>
        <text:list-item>
          <text:p text:style-name="P12">-a – like r flag but perserves file ownership and copies over any symbolic links </text:p>
        </text:list-item>
        <text:list-item>
          <text:p text:style-name="P12"><text:soft-page-break/>-u – updates and copies files only if it is newer than the target file</text:p>
        </text:list-item>
      </text:list>
      <text:p text:style-name="P11"/>
      <text:p text:style-name="P9"/>
      <text:p text:style-name="P7"/>
      <text:p text:style-name="P7"/>
      <text:p text:style-name="P6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40:55.272705290</meta:creation-date>
    <dc:date>2017-06-06T21:03:21.590685608</dc:date>
    <meta:editing-duration>P1DT7H14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45" meta:word-count="412" meta:character-count="2374" meta:non-whitespace-character-count="1996"/>
  </office:meta>
</office:document-meta>
</file>